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17d3fa0" officeooo:paragraph-rsid="00039a5e"/>
    </style:style>
    <style:style style:name="P2" style:family="paragraph" style:parent-style-name="Standard">
      <style:text-properties officeooo:rsid="0132c7c8" officeooo:paragraph-rsid="00039a5e"/>
    </style:style>
    <style:style style:name="P3" style:family="paragraph" style:parent-style-name="Standard">
      <style:text-properties officeooo:rsid="0133fd81" officeooo:paragraph-rsid="00039a5e"/>
    </style:style>
    <style:style style:name="P4" style:family="paragraph" style:parent-style-name="Standard">
      <style:text-properties officeooo:rsid="01394291" officeooo:paragraph-rsid="00039a5e"/>
    </style:style>
    <style:style style:name="P5" style:family="paragraph" style:parent-style-name="Standard">
      <style:text-properties officeooo:rsid="013a87fa" officeooo:paragraph-rsid="00039a5e"/>
    </style:style>
    <style:style style:name="P6" style:family="paragraph" style:parent-style-name="Standard">
      <style:text-properties officeooo:rsid="013c3959" officeooo:paragraph-rsid="00039a5e"/>
    </style:style>
    <style:style style:name="P7" style:family="paragraph" style:parent-style-name="Standard">
      <style:text-properties officeooo:rsid="013c3959" officeooo:paragraph-rsid="0063f687"/>
    </style:style>
    <style:style style:name="P8" style:family="paragraph" style:parent-style-name="Standard">
      <style:text-properties officeooo:rsid="013fbcd9" officeooo:paragraph-rsid="00039a5e"/>
    </style:style>
    <style:style style:name="P9" style:family="paragraph" style:parent-style-name="Standard">
      <style:text-properties officeooo:rsid="014ca32a" officeooo:paragraph-rsid="00039a5e"/>
    </style:style>
    <style:style style:name="P10" style:family="paragraph" style:parent-style-name="Standard">
      <style:text-properties officeooo:rsid="014fba78" officeooo:paragraph-rsid="00039a5e"/>
    </style:style>
    <style:style style:name="P11" style:family="paragraph" style:parent-style-name="Standard">
      <style:text-properties officeooo:rsid="015d740b" officeooo:paragraph-rsid="00039a5e"/>
    </style:style>
    <style:style style:name="P12" style:family="paragraph" style:parent-style-name="Standard">
      <style:text-properties officeooo:rsid="015b8369" officeooo:paragraph-rsid="00039a5e" fo:background-color="transparent"/>
    </style:style>
    <style:style style:name="P13" style:family="paragraph" style:parent-style-name="Standard">
      <style:text-properties officeooo:rsid="00e1adaa" officeooo:paragraph-rsid="00039a5e" fo:background-color="transparent"/>
    </style:style>
    <style:style style:name="P14" style:family="paragraph" style:parent-style-name="Standard">
      <style:text-properties officeooo:rsid="0178cfca" officeooo:paragraph-rsid="00039a5e" fo:background-color="transparent"/>
    </style:style>
    <style:style style:name="P15" style:family="paragraph" style:parent-style-name="Standard">
      <style:text-properties officeooo:rsid="008bbc3b" officeooo:paragraph-rsid="00039a5e" fo:background-color="transparent"/>
    </style:style>
    <style:style style:name="P16" style:family="paragraph" style:parent-style-name="Standard">
      <style:text-properties officeooo:rsid="00371cca" officeooo:paragraph-rsid="00371cca" fo:background-color="transparent"/>
    </style:style>
    <style:style style:name="P17" style:family="paragraph" style:parent-style-name="Standard">
      <style:text-properties officeooo:rsid="004476ba" officeooo:paragraph-rsid="004476ba" fo:background-color="transparent"/>
    </style:style>
    <style:style style:name="P18" style:family="paragraph" style:parent-style-name="Standard">
      <style:text-properties officeooo:rsid="01579364" officeooo:paragraph-rsid="00039a5e" fo:background-color="transparent"/>
    </style:style>
    <style:style style:name="P19" style:family="paragraph" style:parent-style-name="Standard">
      <style:text-properties officeooo:rsid="0176282f" officeooo:paragraph-rsid="00039a5e" fo:background-color="transparent"/>
    </style:style>
    <style:style style:name="P20" style:family="paragraph" style:parent-style-name="Standard">
      <style:text-properties officeooo:rsid="0169bdd6" officeooo:paragraph-rsid="00039a5e"/>
    </style:style>
    <style:style style:name="P21" style:family="paragraph" style:parent-style-name="Standard">
      <style:text-properties officeooo:paragraph-rsid="00039a5e"/>
    </style:style>
    <style:style style:name="P22" style:family="paragraph" style:parent-style-name="Standard">
      <style:text-properties officeooo:rsid="00226ba2" officeooo:paragraph-rsid="00226ba2"/>
    </style:style>
    <style:style style:name="P23" style:family="paragraph" style:parent-style-name="Standard">
      <style:text-properties officeooo:rsid="00255dc2" officeooo:paragraph-rsid="00255dc2"/>
    </style:style>
    <style:style style:name="P24" style:family="paragraph" style:parent-style-name="Standard">
      <style:text-properties officeooo:rsid="0088e6e0" officeooo:paragraph-rsid="00039a5e"/>
    </style:style>
    <style:style style:name="P25" style:family="paragraph" style:parent-style-name="Standard">
      <style:text-properties officeooo:rsid="0030d97b" officeooo:paragraph-rsid="0030d97b"/>
    </style:style>
    <style:style style:name="P26" style:family="paragraph" style:parent-style-name="Standard">
      <style:text-properties officeooo:paragraph-rsid="006c1ac2"/>
    </style:style>
    <style:style style:name="P27" style:family="paragraph" style:parent-style-name="Standard">
      <style:text-properties officeooo:paragraph-rsid="004147e7"/>
    </style:style>
    <style:style style:name="P28" style:family="paragraph" style:parent-style-name="Standard">
      <style:text-properties officeooo:paragraph-rsid="009b5504"/>
    </style:style>
    <style:style style:name="P29" style:family="paragraph" style:parent-style-name="Standard">
      <style:text-properties fo:font-weight="bold" officeooo:rsid="01579364" officeooo:paragraph-rsid="00039a5e" fo:background-color="transparent" style:font-weight-asian="bold" style:font-weight-complex="bold"/>
    </style:style>
    <style:style style:name="P30" style:family="paragraph" style:parent-style-name="Standard">
      <style:text-properties officeooo:paragraph-rsid="0108b777"/>
    </style:style>
    <style:style style:name="P31" style:family="paragraph" style:parent-style-name="Standard">
      <style:text-properties officeooo:rsid="00d194a8" officeooo:paragraph-rsid="0111a2b0"/>
    </style:style>
    <style:style style:name="P32" style:family="paragraph" style:parent-style-name="Standard">
      <style:text-properties officeooo:paragraph-rsid="010ab6b7"/>
    </style:style>
    <style:style style:name="P33" style:family="paragraph" style:parent-style-name="Standard">
      <style:text-properties officeooo:rsid="015d740b" officeooo:paragraph-rsid="00039a5e" fo:background-color="#ffff00"/>
    </style:style>
    <style:style style:name="P34" style:family="paragraph" style:parent-style-name="Standard">
      <style:text-properties officeooo:rsid="014472ee" officeooo:paragraph-rsid="00039a5e" fo:background-color="#dee6ef"/>
    </style:style>
    <style:style style:name="P35" style:family="paragraph" style:parent-style-name="Standard">
      <style:text-properties officeooo:rsid="010f4986" officeooo:paragraph-rsid="010f4986"/>
    </style:style>
    <style:style style:name="P36" style:family="paragraph" style:parent-style-name="Standard">
      <style:text-properties officeooo:paragraph-rsid="01d63be1"/>
    </style:style>
    <style:style style:name="P37" style:family="paragraph" style:parent-style-name="Preformatted_20_Text">
      <style:text-properties officeooo:paragraph-rsid="009b5504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16a6fc7" fo:background-color="transparent" loext:char-shading-value="0"/>
    </style:style>
    <style:style style:name="T3" style:family="text">
      <style:text-properties officeooo:rsid="017013d7" fo:background-color="transparent" loext:char-shading-value="0"/>
    </style:style>
    <style:style style:name="T4" style:family="text">
      <style:text-properties officeooo:rsid="00e1adaa" fo:background-color="transparent" loext:char-shading-value="0"/>
    </style:style>
    <style:style style:name="T5" style:family="text">
      <style:text-properties officeooo:rsid="01741a75" fo:background-color="transparent" loext:char-shading-value="0"/>
    </style:style>
    <style:style style:name="T6" style:family="text">
      <style:text-properties officeooo:rsid="016ceaa0" fo:background-color="transparent" loext:char-shading-value="0"/>
    </style:style>
    <style:style style:name="T7" style:family="text">
      <style:text-properties officeooo:rsid="016f02f3" fo:background-color="transparent" loext:char-shading-value="0"/>
    </style:style>
    <style:style style:name="T8" style:family="text">
      <style:text-properties officeooo:rsid="01707f85" fo:background-color="transparent" loext:char-shading-value="0"/>
    </style:style>
    <style:style style:name="T9" style:family="text">
      <style:text-properties officeooo:rsid="016e2bd2" fo:background-color="transparent" loext:char-shading-value="0"/>
    </style:style>
    <style:style style:name="T10" style:family="text">
      <style:text-properties officeooo:rsid="0175ee99" fo:background-color="transparent" loext:char-shading-value="0"/>
    </style:style>
    <style:style style:name="T11" style:family="text">
      <style:text-properties officeooo:rsid="0178cfca" fo:background-color="transparent" loext:char-shading-value="0"/>
    </style:style>
    <style:style style:name="T12" style:family="text">
      <style:text-properties officeooo:rsid="0179ea4a" fo:background-color="transparent" loext:char-shading-value="0"/>
    </style:style>
    <style:style style:name="T13" style:family="text">
      <style:text-properties officeooo:rsid="017a02b1" fo:background-color="transparent" loext:char-shading-value="0"/>
    </style:style>
    <style:style style:name="T14" style:family="text">
      <style:text-properties officeooo:rsid="0179773e" fo:background-color="transparent" loext:char-shading-value="0"/>
    </style:style>
    <style:style style:name="T15" style:family="text">
      <style:text-properties officeooo:rsid="00dd91f7" fo:background-color="transparent" loext:char-shading-value="0"/>
    </style:style>
    <style:style style:name="T16" style:family="text">
      <style:text-properties officeooo:rsid="001976fc" fo:background-color="transparent" loext:char-shading-value="0"/>
    </style:style>
    <style:style style:name="T17" style:family="text">
      <style:text-properties officeooo:rsid="004169fb" fo:background-color="transparent" loext:char-shading-value="0"/>
    </style:style>
    <style:style style:name="T18" style:family="text">
      <style:text-properties officeooo:rsid="004147e7" fo:background-color="transparent" loext:char-shading-value="0"/>
    </style:style>
    <style:style style:name="T19" style:family="text">
      <style:text-properties officeooo:rsid="008d5bbf" fo:background-color="transparent" loext:char-shading-value="0"/>
    </style:style>
    <style:style style:name="T20" style:family="text">
      <style:text-properties officeooo:rsid="0155fe17" fo:background-color="transparent" loext:char-shading-value="0"/>
    </style:style>
    <style:style style:name="T21" style:family="text">
      <style:text-properties officeooo:rsid="00a7688f" fo:background-color="transparent" loext:char-shading-value="0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12da872" style:font-weight-asian="bold" style:font-weight-complex="bold"/>
    </style:style>
    <style:style style:name="T24" style:family="text">
      <style:text-properties fo:font-weight="bold" officeooo:rsid="012dc2a3" style:font-weight-asian="bold" style:font-weight-complex="bold"/>
    </style:style>
    <style:style style:name="T25" style:family="text">
      <style:text-properties fo:font-weight="bold" officeooo:rsid="0089c345" style:font-weight-asian="bold" style:font-weight-complex="bold"/>
    </style:style>
    <style:style style:name="T26" style:family="text">
      <style:text-properties fo:font-weight="bold" officeooo:rsid="0127f706" style:font-weight-asian="bold" style:font-weight-complex="bold"/>
    </style:style>
    <style:style style:name="T27" style:family="text">
      <style:text-properties fo:font-weight="bold" officeooo:rsid="008c09bd" style:font-weight-asian="bold" style:font-weight-complex="bold"/>
    </style:style>
    <style:style style:name="T28" style:family="text">
      <style:text-properties fo:font-weight="bold" officeooo:rsid="014d2dbc" style:font-weight-asian="bold" style:font-weight-complex="bold"/>
    </style:style>
    <style:style style:name="T29" style:family="text">
      <style:text-properties fo:font-weight="bold" officeooo:rsid="001e9a00" style:font-weight-asian="bold" style:font-weight-complex="bold"/>
    </style:style>
    <style:style style:name="T30" style:family="text">
      <style:text-properties fo:font-weight="bold" officeooo:rsid="0092a2b3" style:font-weight-asian="bold" style:font-weight-complex="bold"/>
    </style:style>
    <style:style style:name="T31" style:family="text">
      <style:text-properties fo:font-weight="bold" officeooo:rsid="014506ba" style:font-weight-asian="bold" style:font-weight-complex="bold"/>
    </style:style>
    <style:style style:name="T32" style:family="text">
      <style:text-properties fo:font-weight="bold" officeooo:rsid="017f7529" style:font-weight-asian="bold" style:font-weight-complex="bold"/>
    </style:style>
    <style:style style:name="T33" style:family="text">
      <style:text-properties fo:font-weight="bold" fo:background-color="transparent" loext:char-shading-value="0" style:font-weight-asian="bold" style:font-weight-complex="bold"/>
    </style:style>
    <style:style style:name="T34" style:family="text">
      <style:text-properties fo:font-weight="bold" officeooo:rsid="017013d7" fo:background-color="transparent" loext:char-shading-value="0" style:font-weight-asian="bold" style:font-weight-complex="bold"/>
    </style:style>
    <style:style style:name="T35" style:family="text">
      <style:text-properties fo:font-weight="bold" officeooo:rsid="00e1adaa" fo:background-color="transparent" loext:char-shading-value="0" style:font-weight-asian="bold" style:font-weight-complex="bold"/>
    </style:style>
    <style:style style:name="T36" style:family="text">
      <style:text-properties fo:font-weight="bold" officeooo:rsid="0178cfca" fo:background-color="transparent" loext:char-shading-value="0" style:font-weight-asian="bold" style:font-weight-complex="bold"/>
    </style:style>
    <style:style style:name="T37" style:family="text">
      <style:text-properties fo:font-weight="bold" officeooo:rsid="008d5bbf" fo:background-color="transparent" loext:char-shading-value="0" style:font-weight-asian="bold" style:font-weight-complex="bold"/>
    </style:style>
    <style:style style:name="T38" style:family="text">
      <style:text-properties fo:font-weight="bold" officeooo:rsid="0145c306" fo:background-color="#ffff00" loext:char-shading-value="0" style:font-weight-asian="bold" style:font-weight-complex="bold"/>
    </style:style>
    <style:style style:name="T39" style:family="text">
      <style:text-properties fo:font-weight="bold" officeooo:rsid="010ab6b7" fo:background-color="#dee6ef" loext:char-shading-value="0" style:font-weight-asian="bold" style:font-weight-complex="bold"/>
    </style:style>
    <style:style style:name="T40" style:family="text">
      <style:text-properties officeooo:rsid="00409566"/>
    </style:style>
    <style:style style:name="T41" style:family="text">
      <style:text-properties officeooo:rsid="00417570"/>
    </style:style>
    <style:style style:name="T42" style:family="text">
      <style:text-properties officeooo:rsid="0053f710"/>
    </style:style>
    <style:style style:name="T43" style:family="text">
      <style:text-properties officeooo:rsid="0089c345"/>
    </style:style>
    <style:style style:name="T44" style:family="text">
      <style:text-properties officeooo:rsid="008bbc3b"/>
    </style:style>
    <style:style style:name="T45" style:family="text">
      <style:text-properties officeooo:rsid="00e2750e"/>
    </style:style>
    <style:style style:name="T46" style:family="text">
      <style:text-properties officeooo:rsid="012da872"/>
    </style:style>
    <style:style style:name="T47" style:family="text">
      <style:text-properties officeooo:rsid="012dc2a3"/>
    </style:style>
    <style:style style:name="T48" style:family="text">
      <style:text-properties officeooo:rsid="012e2a1e"/>
    </style:style>
    <style:style style:name="T49" style:family="text">
      <style:text-properties officeooo:rsid="012ef06a"/>
    </style:style>
    <style:style style:name="T50" style:family="text">
      <style:text-properties officeooo:rsid="001faf68"/>
    </style:style>
    <style:style style:name="T51" style:family="text">
      <style:text-properties officeooo:rsid="012dd2f6"/>
    </style:style>
    <style:style style:name="T52" style:family="text">
      <style:text-properties officeooo:rsid="012f29fa"/>
    </style:style>
    <style:style style:name="T53" style:family="text">
      <style:text-properties officeooo:rsid="0134f6a2"/>
    </style:style>
    <style:style style:name="T54" style:family="text">
      <style:text-properties officeooo:rsid="013d5e3c"/>
    </style:style>
    <style:style style:name="T55" style:family="text">
      <style:text-properties officeooo:rsid="013e4225"/>
    </style:style>
    <style:style style:name="T56" style:family="text">
      <style:text-properties officeooo:rsid="0145c306"/>
    </style:style>
    <style:style style:name="T57" style:family="text">
      <style:text-properties officeooo:rsid="0163d8fa"/>
    </style:style>
    <style:style style:name="T58" style:family="text">
      <style:text-properties officeooo:rsid="014f216e"/>
    </style:style>
    <style:style style:name="T59" style:family="text">
      <style:text-properties officeooo:rsid="014f66e3"/>
    </style:style>
    <style:style style:name="T60" style:family="text">
      <style:text-properties officeooo:rsid="0176bd88"/>
    </style:style>
    <style:style style:name="T61" style:family="text">
      <style:text-properties officeooo:rsid="000b7781"/>
    </style:style>
    <style:style style:name="T62" style:family="text">
      <style:text-properties officeooo:rsid="000bee8f"/>
    </style:style>
    <style:style style:name="T63" style:family="text">
      <style:text-properties officeooo:rsid="000d1f6b"/>
    </style:style>
    <style:style style:name="T64" style:family="text">
      <style:text-properties officeooo:rsid="0012f2a7"/>
    </style:style>
    <style:style style:name="T65" style:family="text">
      <style:text-properties officeooo:rsid="001ab28d"/>
    </style:style>
    <style:style style:name="T66" style:family="text">
      <style:text-properties officeooo:rsid="001e9a00"/>
    </style:style>
    <style:style style:name="T67" style:family="text">
      <style:text-properties officeooo:rsid="00208ad9"/>
    </style:style>
    <style:style style:name="T68" style:family="text">
      <style:text-properties officeooo:rsid="00288599"/>
    </style:style>
    <style:style style:name="T69" style:family="text">
      <style:text-properties officeooo:rsid="002c7ff7"/>
    </style:style>
    <style:style style:name="T70" style:family="text">
      <style:text-properties officeooo:rsid="002c8f64"/>
    </style:style>
    <style:style style:name="T71" style:family="text">
      <style:text-properties officeooo:rsid="0030676d"/>
    </style:style>
    <style:style style:name="T72" style:family="text">
      <style:text-properties officeooo:rsid="0031ac23"/>
    </style:style>
    <style:style style:name="T73" style:family="text">
      <style:text-properties officeooo:rsid="00381b9f"/>
    </style:style>
    <style:style style:name="T74" style:family="text">
      <style:text-properties officeooo:rsid="003967be"/>
    </style:style>
    <style:style style:name="T75" style:family="text">
      <style:text-properties officeooo:rsid="003ac140"/>
    </style:style>
    <style:style style:name="T76" style:family="text">
      <style:text-properties officeooo:rsid="003b4583"/>
    </style:style>
    <style:style style:name="T77" style:family="text">
      <style:text-properties officeooo:rsid="003b8149"/>
    </style:style>
    <style:style style:name="T78" style:family="text">
      <style:text-properties officeooo:rsid="004875f7"/>
    </style:style>
    <style:style style:name="T79" style:family="text">
      <style:text-properties officeooo:rsid="004a28bf"/>
    </style:style>
    <style:style style:name="T80" style:family="text">
      <style:text-properties officeooo:rsid="0063f687"/>
    </style:style>
    <style:style style:name="T81" style:family="text">
      <style:text-properties officeooo:rsid="00677821"/>
    </style:style>
    <style:style style:name="T82" style:family="text">
      <style:text-properties officeooo:rsid="0067ddc5"/>
    </style:style>
    <style:style style:name="T83" style:family="text">
      <style:text-properties officeooo:rsid="006c1ac2"/>
    </style:style>
    <style:style style:name="T84" style:family="text">
      <style:text-properties officeooo:rsid="014d2dbc"/>
    </style:style>
    <style:style style:name="T85" style:family="text">
      <style:text-properties fo:background-color="#ffff00" loext:char-shading-value="0"/>
    </style:style>
    <style:style style:name="T86" style:family="text">
      <style:text-properties officeooo:rsid="012dc2a3" fo:background-color="#ffff00" loext:char-shading-value="0"/>
    </style:style>
    <style:style style:name="T87" style:family="text">
      <style:text-properties officeooo:rsid="0145c306" fo:background-color="#ffff00" loext:char-shading-value="0"/>
    </style:style>
    <style:style style:name="T88" style:family="text">
      <style:text-properties officeooo:rsid="014506ba" fo:background-color="#ffff00" loext:char-shading-value="0"/>
    </style:style>
    <style:style style:name="T89" style:family="text">
      <style:text-properties officeooo:rsid="014f66e3" fo:background-color="#ffff00" loext:char-shading-value="0"/>
    </style:style>
    <style:style style:name="T90" style:family="text">
      <style:text-properties officeooo:rsid="006f9b2e" fo:background-color="#ffff00" loext:char-shading-value="0"/>
    </style:style>
    <style:style style:name="T91" style:family="text">
      <style:text-properties officeooo:rsid="01596f5c" fo:background-color="#ffff00" loext:char-shading-value="0"/>
    </style:style>
    <style:style style:name="T92" style:family="text">
      <style:text-properties officeooo:rsid="015b30ae" fo:background-color="#ffff00" loext:char-shading-value="0"/>
    </style:style>
    <style:style style:name="T93" style:family="text">
      <style:text-properties officeooo:rsid="00b3807d"/>
    </style:style>
    <style:style style:name="T94" style:family="text">
      <style:text-properties officeooo:rsid="00c3506e"/>
    </style:style>
    <style:style style:name="T95" style:family="text">
      <style:text-properties fo:color="#c9211e" fo:font-weight="bold" officeooo:rsid="01741a75" fo:background-color="transparent" loext:char-shading-value="0" style:font-weight-asian="bold" style:font-weight-complex="bold"/>
    </style:style>
    <style:style style:name="T96" style:family="text">
      <style:text-properties fo:color="#2a6099" fo:font-weight="bold" officeooo:rsid="016ceaa0" fo:background-color="transparent" loext:char-shading-value="0" style:font-weight-asian="bold" style:font-weight-complex="bold"/>
    </style:style>
    <style:style style:name="T97" style:family="text">
      <style:text-properties fo:color="#800080" fo:font-weight="bold" officeooo:rsid="016e2bd2" fo:background-color="transparent" loext:char-shading-value="0" style:font-weight-asian="bold" style:font-weight-complex="bold"/>
    </style:style>
    <style:style style:name="T98" style:family="text">
      <style:text-properties fo:color="#00a933" fo:font-weight="bold" officeooo:rsid="0175ee99" fo:background-color="transparent" loext:char-shading-value="0" style:font-weight-asian="bold" style:font-weight-complex="bold"/>
    </style:style>
    <style:style style:name="T99" style:family="text">
      <style:text-properties officeooo:rsid="01741a75" fo:background-color="#ffd7d7" loext:char-shading-value="0"/>
    </style:style>
    <style:style style:name="T100" style:family="text">
      <style:text-properties fo:background-color="#dee6ef" loext:char-shading-value="0"/>
    </style:style>
    <style:style style:name="T101" style:family="text">
      <style:text-properties officeooo:rsid="016f02f3" fo:background-color="#dee6ef" loext:char-shading-value="0"/>
    </style:style>
    <style:style style:name="T102" style:family="text">
      <style:text-properties officeooo:rsid="010ab6b7" fo:background-color="#dee6ef" loext:char-shading-value="0"/>
    </style:style>
    <style:style style:name="T103" style:family="text">
      <style:text-properties officeooo:rsid="010d5768" fo:background-color="#dee6ef" loext:char-shading-value="0"/>
    </style:style>
    <style:style style:name="T104" style:family="text">
      <style:text-properties officeooo:rsid="0155fe17" fo:background-color="#dee6ef" loext:char-shading-value="0"/>
    </style:style>
    <style:style style:name="T105" style:family="text">
      <style:text-properties officeooo:rsid="01560814" fo:background-color="#dee6ef" loext:char-shading-value="0"/>
    </style:style>
    <style:style style:name="T106" style:family="text">
      <style:text-properties officeooo:rsid="01564180" fo:background-color="#dee6ef" loext:char-shading-value="0"/>
    </style:style>
    <style:style style:name="T107" style:family="text">
      <style:text-properties officeooo:rsid="014472ee" fo:background-color="#dee6ef" loext:char-shading-value="0"/>
    </style:style>
    <style:style style:name="T108" style:family="text">
      <style:text-properties officeooo:rsid="014eeaed" fo:background-color="#dee6ef" loext:char-shading-value="0"/>
    </style:style>
    <style:style style:name="T109" style:family="text">
      <style:text-properties officeooo:rsid="01635a17" fo:background-color="#dee6ef" loext:char-shading-value="0"/>
    </style:style>
    <style:style style:name="T110" style:family="text">
      <style:text-properties officeooo:rsid="0045bfa8" fo:background-color="#dee6ef" loext:char-shading-value="0"/>
    </style:style>
    <style:style style:name="T111" style:family="text">
      <style:text-properties officeooo:rsid="00474eaf" fo:background-color="#dee6ef" loext:char-shading-value="0"/>
    </style:style>
    <style:style style:name="T112" style:family="text">
      <style:text-properties officeooo:rsid="0047780d" fo:background-color="#dee6ef" loext:char-shading-value="0"/>
    </style:style>
    <style:style style:name="T113" style:family="text">
      <style:text-properties officeooo:rsid="01d3f2b8" fo:background-color="#dee6ef" loext:char-shading-value="0"/>
    </style:style>
    <style:style style:name="T114" style:family="text">
      <style:text-properties officeooo:rsid="01508216" fo:background-color="#dee6ef" loext:char-shading-value="0"/>
    </style:style>
    <style:style style:name="T115" style:family="text">
      <style:text-properties officeooo:rsid="01707f85" fo:background-color="#e0c2cd" loext:char-shading-value="0"/>
    </style:style>
    <style:style style:name="T116" style:family="text">
      <style:text-properties officeooo:rsid="01d82394" fo:background-color="#e0c2cd" loext:char-shading-value="0"/>
    </style:style>
    <style:style style:name="T117" style:family="text">
      <style:text-properties officeooo:rsid="015f272f" fo:background-color="#e0c2cd" loext:char-shading-value="0"/>
    </style:style>
    <style:style style:name="T118" style:family="text">
      <style:text-properties officeooo:rsid="01181f64" fo:background-color="#e0c2cd" loext:char-shading-value="0"/>
    </style:style>
    <style:style style:name="T119" style:family="text">
      <style:text-properties officeooo:rsid="01607ba9" fo:background-color="#e0c2cd" loext:char-shading-value="0"/>
    </style:style>
    <style:style style:name="T120" style:family="text">
      <style:text-properties officeooo:rsid="00f5a95a" fo:background-color="#e0c2cd" loext:char-shading-value="0"/>
    </style:style>
    <style:style style:name="T121" style:family="text">
      <style:text-properties officeooo:rsid="0167f4e4" fo:background-color="#e0c2cd" loext:char-shading-value="0"/>
    </style:style>
    <style:style style:name="T122" style:family="text">
      <style:text-properties officeooo:rsid="00f6e11a" fo:background-color="#e0c2cd" loext:char-shading-value="0"/>
    </style:style>
    <style:style style:name="T123" style:family="text">
      <style:text-properties officeooo:rsid="01707f85" fo:background-color="#dde8cb" loext:char-shading-value="0"/>
    </style:style>
    <style:style style:name="T124" style:family="text">
      <style:text-properties officeooo:rsid="00f779d3"/>
    </style:style>
    <style:style style:name="T125" style:family="text">
      <style:text-properties officeooo:rsid="00f8b8fa"/>
    </style:style>
    <style:style style:name="T126" style:family="text">
      <style:text-properties officeooo:rsid="01034ea8"/>
    </style:style>
    <style:style style:name="T127" style:family="text">
      <style:text-properties officeooo:rsid="0104b281"/>
    </style:style>
    <style:style style:name="T128" style:family="text">
      <style:text-properties officeooo:rsid="014506ba"/>
    </style:style>
    <style:style style:name="T129" style:family="text">
      <style:text-properties officeooo:rsid="010ab6b7"/>
    </style:style>
    <style:style style:name="T130" style:family="text">
      <style:text-properties officeooo:rsid="011366a8"/>
    </style:style>
    <style:style style:name="T131" style:family="text">
      <style:text-properties officeooo:rsid="0115eb7b"/>
    </style:style>
    <style:style style:name="T132" style:family="text">
      <style:text-properties officeooo:rsid="0118d702"/>
    </style:style>
    <style:style style:name="T133" style:family="text">
      <style:text-properties officeooo:rsid="012d292b"/>
    </style:style>
    <style:style style:name="T134" style:family="text">
      <style:text-properties officeooo:rsid="0135587e"/>
    </style:style>
    <style:style style:name="T135" style:family="text">
      <style:text-properties officeooo:rsid="013ee241"/>
    </style:style>
    <style:style style:name="T136" style:family="text">
      <style:text-properties officeooo:rsid="013f2a6f"/>
    </style:style>
    <style:style style:name="T137" style:family="text">
      <style:text-properties officeooo:rsid="01516768"/>
    </style:style>
    <style:style style:name="T138" style:family="text">
      <style:text-properties officeooo:rsid="017f7529"/>
    </style:style>
    <style:style style:name="T139" style:family="text">
      <style:text-properties officeooo:rsid="015912b3"/>
    </style:style>
    <style:style style:name="T140" style:family="text">
      <style:text-properties style:font-name="Liberation Serif" fo:font-size="12pt" fo:font-weight="bold" officeooo:rsid="004147e7" fo:background-color="transparent" loext:char-shading-value="0" style:font-size-asian="12pt" style:font-weight-asian="bold" style:font-size-complex="12pt" style:font-weight-complex="bold"/>
    </style:style>
    <style:style style:name="T141" style:family="text">
      <style:text-properties style:font-name="Liberation Serif" fo:font-size="12pt" fo:font-weight="bold" officeooo:rsid="01958d9c" fo:background-color="transparent" loext:char-shading-value="0" style:font-size-asian="12pt" style:font-weight-asian="bold" style:font-size-complex="12pt" style:font-weight-complex="bold"/>
    </style:style>
    <style:style style:name="T142" style:family="text">
      <style:text-properties style:font-name="Liberation Serif" fo:font-size="12pt" fo:font-weight="bold" officeooo:rsid="0193f9d5" fo:background-color="transparent" loext:char-shading-value="0" style:font-name-asian="Noto Sans Mono CJK SC" style:font-size-asian="12pt" style:font-weight-asian="bold" style:font-name-complex="Liberation Mono" style:font-size-complex="12pt" style:font-weight-complex="bold"/>
    </style:style>
    <style:style style:name="T143" style:family="text">
      <style:text-properties style:font-name="Liberation Serif" fo:font-size="12pt" fo:font-weight="bold" officeooo:rsid="0196aa07" fo:background-color="transparent" loext:char-shading-value="0" style:font-name-asian="Noto Sans Mono CJK SC" style:font-size-asian="12pt" style:font-weight-asian="bold" style:font-name-complex="Liberation Mono" style:font-size-complex="12pt" style:font-weight-complex="bold"/>
    </style:style>
    <style:style style:name="T144" style:family="text">
      <style:text-properties officeooo:rsid="01508216"/>
    </style:style>
    <style:style style:name="T145" style:family="text">
      <style:text-properties officeooo:rsid="01ee69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23">L’astrazione</text:span><text:span text:style-name="T46"> sui </text:span><text:span text:style-name="T23">dati</text:span><text:span text:style-name="T46"> </text:span><text:span text:style-name="T24">è</text:span><text:span text:style-name="T47"> un </text:span><text:span text:style-name="T86">particolare tipo di astrazione</text:span><text:span text:style-name="T47"> che ci permette di </text:span><text:span text:style-name="T24">introdurre</text:span><text:span text:style-name="T47"> nuovi tipi di oggetti </text:span><text:span text:style-name="T48">in Java</text:span><text:span text:style-name="T47"> attraverso una </text:span><text:span text:style-name="T24">funzione</text:span><text:span text:style-name="T47"> chiamata costruttore, </text:span><text:span text:style-name="T49">la quale</text:span><text:span text:style-name="T50"> condivid</text:span><text:span text:style-name="T51">e</text:span><text:span text:style-name="T50"> il nome della classe </text:span><text:span text:style-name="T52">in cui è definita e</text:span><text:span text:style-name="T50"> ha come obiettivo la costruzione di una nuova istanza di questo oggetto.</text:span></text:p>
      <text:p text:style-name="P2">Il costrutto che consente tale meccanismo è la parola chiave new.</text:p>
      <text:p text:style-name="P3"/>
      <text:p text:style-name="P4">Due oggetti <text:span text:style-name="T22">IMMUTABILI</text:span> <text:span text:style-name="T22">sono</text:span> <text:span text:style-name="T22">uguali</text:span> se hanno lo stesso comportamento,<text:span text:style-name="T124">ovvero se non c’è una sequenza di azioni che li distinguerebbe</text:span>.</text:p>
      <text:p text:style-name="P5">Due oggetti <text:span text:style-name="T22">MUTABILI</text:span> diciamo che si assomigliano <text:span text:style-name="T100">se non possono essere distinti</text:span> dal momento in cui <text:span text:style-name="T93">sono</text:span> stati modificati l’ultima volta.</text:p>
      <text:p text:style-name="P5"><text:s/></text:p>
      <text:p text:style-name="P7"><text:span text:style-name="T80">I</text:span> metodi presenti in Object sono <text:span text:style-name="T81">equals,</text:span>hashcode,clone e toString.</text:p>
      <text:p text:style-name="P3"><text:span text:style-name="T22">Equals</text:span> è un metodo che la classe <text:span text:style-name="T61">Object</text:span><text:span text:style-name="T53"> </text:span>rende disponibile<text:span text:style-name="T40"> </text:span><text:span text:style-name="T41">in rapporto all’idea di uguaglianza.</text:span></text:p>
      <text:p text:style-name="P6"><text:span text:style-name="T22">Hashcode</text:span> <text:span text:style-name="T42">viene utilizzato per mappare tutti gli oggetti sugli interi </text:span><text:span text:style-name="T54">e soprattutto se su due oggetti </text:span><text:span text:style-name="T55">chiam</text:span><text:span text:style-name="T62">an</text:span><text:span text:style-name="T55">o il metodo equals e questo ci restituisce true allora deve anche essere vero che gli hashcode dei due oggetti sia</text:span><text:span text:style-name="T63">n</text:span><text:span text:style-name="T55">o gli stessi ma non vale il contrario.</text:span></text:p>
      <text:p text:style-name="P8"><text:span text:style-name="T22">Clone</text:span> è un metodo che restituisce lo stato dell’oggetto stesso.</text:p>
      <text:p text:style-name="P30"><text:span text:style-name="T22">ToString</text:span> <text:span text:style-name="T125">che fornisce una rappresentazione dei dati.</text:span></text:p>
      <text:p text:style-name="P8"/>
      <text:p text:style-name="P21"><text:span text:style-name="T128">La </text:span><text:span text:style-name="T31">funzione</text:span><text:span text:style-name="T128"> </text:span><text:span text:style-name="T31">d’astrazione</text:span><text:span text:style-name="T128"> è una funzione il cui dominio è formato da</text:span><text:span text:style-name="T68">l prodotto cartesiano di</text:span><text:span text:style-name="T128"> </text:span><text:span text:style-name="T68">tutti i</text:span><text:span text:style-name="T128"> possibili valori</text:span><text:span text:style-name="T88"> </text:span><text:span text:style-name="T87">dei </text:span><text:span text:style-name="T38">membri</text:span><text:span text:style-name="T87"> della classe</text:span><text:span text:style-name="T56"> e ha per codominio una</text:span><text:span text:style-name="T87"> possibile </text:span><text:span text:style-name="T38">entità</text:span><text:span text:style-name="T87"> dell’astrazione.</text:span></text:p>
      <text:p text:style-name="P32"><text:span text:style-name="T129">Tale funzione quindi </text:span><text:span text:style-name="T102">ci permette di definire il </text:span><text:span text:style-name="T39">significato</text:span><text:span text:style-name="T102"> di una </text:span><text:span text:style-name="T39">rappresentazione</text:span><text:span text:style-name="T102">,</text:span><text:span text:style-name="T103">ovvero</text:span><text:span text:style-name="T102"> di come <text:s/>gli oggetti di una classe dovrebbero implementare l’oggetto astratto.</text:span></text:p>
      <text:p text:style-name="P35"><text:span text:style-name="T139">In questo modo definiamo</text:span> le scelte implementative del programmatore, <text:span text:style-name="T130">ed è implementata attraverso la funzione toString </text:span><text:span text:style-name="T131">(perchè fornisce una rappresentazione dei dati)</text:span>.</text:p>
      <text:p text:style-name="P36"><text:span text:style-name="T116">toString</text:span><text:span text:style-name="T117"> è utilizzat</text:span><text:span text:style-name="T116">a</text:span><text:span text:style-name="T118"> </text:span><text:span text:style-name="T117">per determinare la correttezza delle operazioni </text:span><text:span text:style-name="T119">ovvero per determinare se le proprietà dell’astrazione valgono ancora </text:span><text:span text:style-name="T120">dopo tal</text:span><text:span text:style-name="T121">i</text:span><text:span text:style-name="T120"> operazion</text:span><text:span text:style-name="T122">i</text:span><text:span text:style-name="T119">.</text:span></text:p>
      <text:p text:style-name="P21"><text:span text:style-name="T138">È una funzione del tipo</text:span><text:span text:style-name="T32"> molti a un</text:span><text:span text:style-name="T29">o</text:span><text:span text:style-name="T66"> in quanto </text:span><text:span text:style-name="T82">più</text:span><text:span text:style-name="T67"> elementi del dominio vengono mappati nello stesso </text:span><text:span text:style-name="T137">oggetto</text:span><text:span text:style-name="T67"> astratto.</text:span></text:p>
      <text:p text:style-name="P22">Ad esempio se vogliamo fare la funzione d’astrazione di un <text:span text:style-name="T69">IntSet</text:span> sia che abbiamo {1,5,3} o {5,3,1} <text:span text:style-name="T70">nel dominio allora </text:span>nella nostra funzione d’astrazione avremo sempre {1,3,5}.</text:p>
      <text:p text:style-name="P23"/>
      <text:p text:style-name="P9"/>
      <text:p text:style-name="P26"><text:span text:style-name="T28">L’invariante</text:span><text:span text:style-name="T84"> </text:span><text:span text:style-name="T28">di</text:span><text:span text:style-name="T84"> </text:span><text:span text:style-name="T28">rappresentazione</text:span><text:span text:style-name="T84"> </text:span><text:span text:style-name="T126">è una funzione </text:span><text:span text:style-name="T127">che </text:span><text:span text:style-name="T58">ci dice </text:span><text:span text:style-name="T59">per qualunque possibile insieme di valori </text:span><text:span text:style-name="T133">di una</text:span><text:span text:style-name="T132"> classe </text:span><text:span text:style-name="T89">quali siano </text:span><text:span text:style-name="T59">quelle entità </text:span><text:span text:style-name="T83">a cui</text:span><text:span text:style-name="T59"> corrispondono oggetti validi e quelle </text:span><text:span text:style-name="T83">a cui</text:span><text:span text:style-name="T59"> non corrispondono.</text:span></text:p>
      <text:p text:style-name="P10">Il suo dominio è l’insieme dei possibili valori della classe e per codominio <text:span text:style-name="T64">ha </text:span>vero <text:span text:style-name="T94">e</text:span> falso.</text:p>
      <text:p text:style-name="P21"><text:span text:style-name="T144">Per realizzare tale invariante dobbiamo utilizzare il metodo </text:span><text:span text:style-name="T114">repOK()</text:span><text:span text:style-name="T144"> che </text:span><text:span text:style-name="T114">esplora I valori contenuti nelle variabili </text:span><text:span text:style-name="T109">della classe </text:span><text:span text:style-name="T114">e restituisce true se </text:span><text:span text:style-name="T113">sono</text:span><text:span text:style-name="T114"> </text:span><text:span text:style-name="T113">validi</text:span><text:span text:style-name="T114">, false altrimenti.</text:span></text:p>
      <text:p text:style-name="P31">Chiamo la funzione <text:span text:style-name="T134">repOk </text:span>prima e dopo l’operazione e devo defin<text:span text:style-name="T57">i</text:span>re che <text:span text:style-name="T57">I valori restituiti </text:span><text:s/>s<text:span text:style-name="T57">iano</text:span> entrambi validi.</text:p>
      <text:p text:style-name="P33">È necessario effettuare un controllo sull’invariante di rappresentazione di un oggetto ogni volta che costruiamo un oggetto <text:span text:style-name="T145">parziale in un metodo di fabbricazione </text:span><text:s/>o andiamo a effettuare un metodo di modificazione o di fabbricazione.</text:p>
      <text:p text:style-name="P11"/>
      <text:p text:style-name="P24"><text:span text:style-name="T43">Se ho </text:span><text:span text:style-name="T25">un’entità</text:span><text:span text:style-name="T43"> </text:span><text:span text:style-name="T25">mutabil</text:span><text:span text:style-name="T26">e</text:span><text:span text:style-name="T43"> richiede </text:span><text:span text:style-name="T71">necessariamente </text:span><text:span text:style-name="T43">che </text:span><text:span text:style-name="T25">l’implementazione</text:span><text:span text:style-name="T43"> </text:span><text:span text:style-name="T44">sia</text:span><text:span text:style-name="T43"> mutabile.</text:span></text:p>
      <text:p text:style-name="P25">Se voglio un insieme I cui elementi possono cambiare non posso immagazzinare tali elementi in variabili final.</text:p>
      <text:p text:style-name="P15">Potrebbe essere <text:span text:style-name="T72">però </text:span>che <text:span text:style-name="T22">l’entità</text:span> sia <text:span text:style-name="T22">immutabil</text:span><text:span text:style-name="T27">e</text:span> ma si <text:span text:style-name="T22">richied</text:span><text:span text:style-name="T30">a</text:span> <text:span text:style-name="T22">un’implementazione</text:span> <text:span text:style-name="T22">mutabile</text:span>.</text:p>
      <text:p text:style-name="P16">Ad esempio <text:span text:style-name="T73">se ho un polinomio sparso che viene rappresentato come una coppia di liste </text:span><text:span text:style-name="T74">coefficiente ed esponente </text:span><text:span text:style-name="T135">p</text:span><text:span text:style-name="T74">er dedurre il grado devo scorrerla </text:span><text:span text:style-name="T75">fino alla fine e quindi </text:span><text:span text:style-name="T136">per convenienza <text:s/></text:span><text:span text:style-name="T75">posso </text:span><text:span text:style-name="T76">salvarlo in una variabile cosicchè se è nuovamente richiesto </text:span><text:span text:style-name="T77">posso dare subito il risultato.</text:span></text:p>
      <text:p text:style-name="P27"><text:soft-page-break/><text:span text:style-name="T17">L’implementazione dello stato</text:span><text:span text:style-name="T18"> quindi è mutabile perchè il grado che salviamo è mutabile ma le liste sono immutabili.</text:span></text:p>
      <text:p text:style-name="P21"><text:span text:style-name="T19">Questo si chiama </text:span><text:span text:style-name="T37">effetto</text:span><text:span text:style-name="T19"> </text:span><text:span text:style-name="T37">collaterale</text:span><text:span text:style-name="T19"> </text:span><text:span text:style-name="T37">benevolo</text:span><text:span text:style-name="T19"> </text:span><text:span text:style-name="T20">ed è possibile solamente quando </text:span><text:span text:style-name="T104">la funzione d’astrazione è molti a uno </text:span><text:span text:style-name="T105">in quanto permette di modificare l’implementazione senza </text:span><text:span text:style-name="T106">toccare <text:s/>l’astrazione dell’oggetto. </text:span><text:span text:style-name="T107">Ad esempio due frazioni che semplificate danno la stessa frazione.</text:span></text:p>
      <text:p text:style-name="P34"/>
      <text:p text:style-name="P28">Se controllo il repOk prima di uscire dal costruttore e da qualunque metodo mutazionale allora l'oggetto è sempre consistente?</text:p>
      <text:p text:style-name="P37"><text:span text:style-name="T143">Dipende, s</text:span><text:span text:style-name="T142">e</text:span><text:span text:style-name="T140"> </text:span><text:span text:style-name="T142">l’invariante di rappresentazione</text:span><text:span text:style-name="T140"> di un oggetto dipende da oggetti </text:span><text:span text:style-name="T141">o </text:span><text:span text:style-name="T140">attributi mutabili allora non è detto che sia consistente.</text:span></text:p>
      <text:p text:style-name="P29"/>
      <text:p text:style-name="P18"><text:span text:style-name="T22">Esporre</text:span> <text:span text:style-name="T22">la</text:span> <text:span text:style-name="T22">rappresentazione</text:span> di un oggetto vuol dire <text:span text:style-name="T85">permette</text:span><text:span text:style-name="T90">re</text:span><text:span text:style-name="T85"> all’utente di </text:span><text:span text:style-name="T91">poter vedere l’implementazione </text:span><text:span text:style-name="T92">dell’astrazione di un oggetto.</text:span></text:p>
      <text:p text:style-name="P12">Ciò è pericoloso perchè in questo modo d’ora in avanti siamo costretti ad utilizzare tale <text:s text:c="3"/>implementazione <text:span text:style-name="T78">esponendo </text:span><text:span text:style-name="T79">quindi</text:span><text:span text:style-name="T78"> un dettaglio implementativo.</text:span></text:p>
      <text:p text:style-name="P17">Inoltre <text:span text:style-name="T110">se la rappresentazione è mutabile allora essa può essere alterata </text:span><text:span text:style-name="T111">perdendo la possibilità di verificare </text:span><text:span text:style-name="T112">la validità del</text:span><text:span text:style-name="T111">l’invariante di rappresentazione.</text:span></text:p>
      <text:p text:style-name="P12"/>
      <text:p text:style-name="P20"><text:span text:style-name="T33">Un’astrazione</text:span><text:span text:style-name="T1"> è definita </text:span><text:span text:style-name="T33">mutabile</text:span><text:span text:style-name="T1"> quando possiede un qualsiasi metodo mutazionale,</text:span><text:span text:style-name="T2">altr</text:span><text:span text:style-name="T16">i</text:span><text:span text:style-name="T2">menti è immutabile.</text:span></text:p>
      <text:p text:style-name="P13">Dobbiamo poter popolare comple<text:span text:style-name="T65">ta</text:span>mente il tipo, <text:span text:style-name="T45">ovvero qualunque esempio ci sia nell’astrazione devo poterlo costruire nell’implementazione.</text:span></text:p>
      <text:p text:style-name="P21"><text:span text:style-name="T34">U</text:span><text:span text:style-name="T35">n’astrazione</text:span><text:span text:style-name="T4"> per poter </text:span><text:span text:style-name="T35">funzionare</text:span><text:span text:style-name="T4"> </text:span><text:span text:style-name="T35">correttamente</text:span><text:span text:style-name="T4"> </text:span><text:span text:style-name="T3">necessit</text:span><text:span text:style-name="T21">a</text:span><text:span text:style-name="T3"> di </text:span><text:span text:style-name="T95">Costruttori</text:span><text:span text:style-name="T5"> (</text:span><text:span text:style-name="T99">producono nuove entità</text:span><text:span text:style-name="T5">)</text:span><text:span text:style-name="T4"> </text:span><text:span text:style-name="T6">Metodi </text:span><text:span text:style-name="T96">mutazionali</text:span><text:span text:style-name="T6"> </text:span><text:span text:style-name="T7">(</text:span><text:span text:style-name="T101">alterano l’entità sulla quale sono </text:span><text:span text:style-name="T108">in</text:span><text:span text:style-name="T101">vocati</text:span><text:span text:style-name="T8">)</text:span><text:span text:style-name="T6">, </text:span><text:span text:style-name="T9">di </text:span><text:span text:style-name="T97">osservazione</text:span><text:span text:style-name="T9"> </text:span><text:span text:style-name="T8">(</text:span><text:span text:style-name="T115">osservano <text:s/>lo stato dell’oggetto</text:span><text:span text:style-name="T8">)</text:span><text:span text:style-name="T9"> e </text:span><text:span text:style-name="T10">di </text:span><text:span text:style-name="T98">fabbricazione</text:span><text:span text:style-name="T9"> </text:span><text:span text:style-name="T8">(</text:span><text:span text:style-name="T123">creano un nuovo oggetto dato quello attuale</text:span><text:span text:style-name="T8">)</text:span><text:span text:style-name="T9">.</text:span></text:p>
      <text:p text:style-name="P19">In generale la somma dei metodi di modificazione e frabbricazione ci deve permettere di fare tutto <text:s/>ciò che riteniamo normalmente plausibile fare con questo tipo di entit<text:span text:style-name="T60">à.</text:span></text:p>
      <text:p text:style-name="P14"/>
      <text:p text:style-name="P1"><text:span text:style-name="T36">Un’astrazione</text:span><text:span text:style-name="T11"> è detta </text:span><text:span text:style-name="T36">adeguata</text:span><text:span text:style-name="T11"> quando </text:span><text:span text:style-name="T12">provvedere </text:span><text:span text:style-name="T13">ad</text:span><text:span text:style-name="T14"> avere </text:span><text:span text:style-name="T15">tutti I metodi che è necessario avere su quell’entità nei modi intesi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9T16:54:01.839512861</meta:creation-date>
    <dc:date>2021-02-22T09:38:34.433210116</dc:date>
    <meta:editing-duration>PT22H52M3S</meta:editing-duration>
    <meta:editing-cycles>184</meta:editing-cycles>
    <meta:generator>LibreOffice/6.4.6.2$Linux_X86_64 LibreOffice_project/40$Build-2</meta:generator>
    <meta:document-statistic meta:table-count="0" meta:image-count="0" meta:object-count="0" meta:page-count="2" meta:paragraph-count="37" meta:word-count="809" meta:character-count="5491" meta:non-whitespace-character-count="4707"/>
  </office:meta>
</office:document-meta>
</file>